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xi Sans" svg:font-family="'Luxi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xi Sans" svg:font-family="'Luxi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Luxi Sans" style:font-size-asian="12pt" style:language-asian="zxx" style:country-asian="none" style:font-name-complex="Luxi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Luxi Sans" style:font-size-asian="14pt" style:font-name-complex="Luxi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con Semiconductor</meta:initial-creator>
    <meta:creation-date>2009-06-01T22:48:50</meta:creation-date>
    <meta:generator>OpenOffice.org/3.0$Linux OpenOffice.org_project/300m15$Build-9379</meta:generator>
    <meta:document-statistic meta:table-count="0" meta:image-count="0" meta:object-count="0" meta:page-count="1" meta:paragraph-count="0" meta:word-count="0" meta:character-count="0"/>
  </office:meta>
</office:document-meta>
</file>